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4" style:family="table-cell" style:parent-style-name="Normal_32_4" style:data-style-name="N0">
      <style:table-cell-properties style:vertical-align="top" fo:wrap-option="wrap" fo:background-color="#FABF8F" style:cell-protect="protected"/>
      <style:text-properties fo:font-size="12pt" style:font-size-asian="12pt" style:font-size-complex="12pt"/>
    </style:style>
    <style:style style:name="ce5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font-size="12pt" style:font-size-asian="12pt" style:font-size-complex="12pt"/>
    </style:style>
    <style:style style:name="ce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7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8" style:family="table-cell" style:parent-style-name="Normal_32_4" style:data-style-name="N0">
      <style:table-cell-properties style:vertical-align="automatic" fo:background-color="#FABF8F" style:cell-protect="protected"/>
      <style:text-properties fo:font-size="12pt" style:font-size-asian="12pt" style:font-size-complex="12pt"/>
    </style:style>
    <style:style style:name="ce9" style:family="table-cell" style:parent-style-name="Normal_32_4" style:data-style-name="N0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Normal_32_4" style:data-style-name="N56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8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9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5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2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4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55" style:family="table-cell" style:parent-style-name="Normal_32_2" style:data-style-name="N0">
      <style:table-cell-properties style:vertical-align="middle" fo:wrap-option="wrap" style:cell-protect="none"/>
      <style:text-properties fo:color="#000000" fo:font-size="12pt" style:font-size-asian="12pt" style:font-size-complex="12pt"/>
    </style:style>
    <style:style style:name="ce5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middle" fo:wrap-option="wrap" style:cell-protect="none"/>
    </style:style>
    <style:style style:name="ce59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</style:style>
    <style:style style:name="ce60" style:family="table-cell" style:parent-style-name="Default" style:data-style-name="N57">
      <style:table-cell-properties style:vertical-align="middle" style:cell-protect="none" style:repeat-content="false"/>
      <style:paragraph-properties fo:text-align="end" fo:margin-right="0cm"/>
    </style:style>
    <style:style style:name="ce61" style:family="table-cell" style:parent-style-name="Default" style:data-style-name="N0">
      <style:table-cell-properties style:vertical-align="middle" style:cell-protect="none"/>
    </style:style>
    <style:style style:name="ce6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fo:background-color="#BFBFBF" style:cell-protect="protected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6.852708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5.13291666666667cm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14.3933333333333cm" style:use-optimal-column-width="true"/>
    </style:style>
    <style:style style:name="co13" style:family="table-column">
      <style:table-column-properties fo:break-before="auto" style:column-width="16.0072916666667cm" style:use-optimal-column-width="true"/>
    </style:style>
    <style:style style:name="co14" style:family="table-column">
      <style:table-column-properties fo:break-before="auto" style:column-width="2.56645833333333cm" style:use-optimal-column-width="true"/>
    </style:style>
    <style:style style:name="co15" style:family="table-column">
      <style:table-column-properties fo:break-before="auto" style:column-width="7.32895833333333cm" style:use-optimal-column-width="true"/>
    </style:style>
    <style:style style:name="co16" style:family="table-column">
      <style:table-column-properties fo:break-before="auto" style:column-width="8.7577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76" style:family="table-cell" style:parent-style-name="Default" style:data-style-name="N0">
      <style:table-cell-properties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78" style:family="table-cell" style:parent-style-name="Default" style:data-style-name="N0">
      <style:table-cell-properties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79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80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81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E5)))" style:apply-style-name="cf1" style:base-cell-address="Data_sheet.E5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</style:style>
    <style:style style:name="ce88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89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90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91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92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  <style:style style:name="ce93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94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</style:style>
    <style:style style:name="ce96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</style:style>
    <style:style style:name="ce97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Data_sheet.AD6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5)),ISBLANK(AE5)))" style:apply-style-name="cf1" style:base-cell-address="Data_sheet.AE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6)),ISBLANK(AF6)))" style:apply-style-name="cf1" style:base-cell-address="Data_sheet.AF6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I6)),ISBLANK(AH6)))" style:apply-style-name="cf1" style:base-cell-address="Data_sheet.AH6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H5)),ISBLANK(AG5)))" style:apply-style-name="cf1" style:base-cell-address="Data_sheet.AG5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I5)),ISBLANK(AH5)))" style:apply-style-name="cf1" style:base-cell-address="Data_sheet.AH5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Data_sheet.AK5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6)),ISBLANK(AK6)))" style:apply-style-name="cf1" style:base-cell-address="Data_sheet.AK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 table:print-ranges="Data_sheet.A1:Data_sheet.AN49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number-columns-repeated="12" table:default-cell-style-name="ce61"/>
        <table:table-column table:style-name="co5" table:number-columns-repeated="2" table:default-cell-style-name="ce2"/>
        <table:table-column table:style-name="co4" table:number-columns-repeated="6" table:default-cell-style-name="ce2"/>
        <table:table-column table:style-name="co6" table:number-columns-repeated="2" table:default-cell-style-name="ce2"/>
        <table:table-column table:style-name="co4" table:number-columns-repeated="2" table:default-cell-style-name="ce2"/>
        <table:table-column table:style-name="co7" table:number-columns-repeated="2" table:default-cell-style-name="ce2"/>
        <table:table-column table:style-name="co8" table:number-columns-repeated="7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11" table:number-columns-repeated="16344" table:default-cell-style-name="ce2"/>
        <table:table-row table:style-name="ro1">
          <table:table-cell office:value-type="string" table:number-columns-spanned="1" table:number-rows-spanned="3" table:content-validation-name="val1" table:style-name="ce65">
            <text:p>Organisation name</text:p>
          </table:table-cell>
          <table:table-cell office:value-type="string" table:number-columns-spanned="1" table:number-rows-spanned="3" table:content-validation-name="val1" table:style-name="ce69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6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6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6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6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6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66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64">
            <text:p>Grand Total paybill/staffing (payroll and non-payroll) cost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65">
            <text:p>AO/AA</text:p>
          </table:table-cell>
          <table:covered-table-cell/>
          <table:table-cell office:value-type="string" table:number-columns-spanned="2" table:number-rows-spanned="1" table:style-name="ce65">
            <text:p>EO</text:p>
          </table:table-cell>
          <table:covered-table-cell/>
          <table:table-cell office:value-type="string" table:number-columns-spanned="2" table:number-rows-spanned="1" table:style-name="ce65">
            <text:p>SEO/HEO</text:p>
          </table:table-cell>
          <table:covered-table-cell/>
          <table:table-cell office:value-type="string" table:number-columns-spanned="2" table:number-rows-spanned="1" table:style-name="ce65">
            <text:p>Grade 6/7</text:p>
          </table:table-cell>
          <table:covered-table-cell/>
          <table:table-cell office:value-type="string" table:number-columns-spanned="2" table:number-rows-spanned="1" table:style-name="ce65">
            <text:p>SCS</text:p>
          </table:table-cell>
          <table:covered-table-cell/>
          <table:table-cell office:value-type="string" table:number-columns-spanned="2" table:number-rows-spanned="1" table:style-name="ce6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6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6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66">
            <text:p>Interim managers</text:p>
          </table:table-cell>
          <table:covered-table-cell/>
          <table:table-cell office:value-type="string" table:number-columns-spanned="2" table:number-rows-spanned="1" table:style-name="ce66">
            <text:p>Specialist Contractors</text:p>
          </table:table-cell>
          <table:covered-table-cell/>
          <table:table-cell office:value-type="string" table:number-columns-spanned="2" table:number-rows-spanned="1" table:style-name="ce66">
            <text:p>Consultants/consultancy</text:p>
          </table:table-cell>
          <table:covered-table-cell/>
          <table:table-cell office:value-type="string" table:number-columns-spanned="2" table:number-rows-spanned="1" table:style-name="ce6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5">
            <text:p>Salary</text:p>
          </table:table-cell>
          <table:table-cell office:value-type="string" table:number-columns-spanned="1" table:number-rows-spanned="2" table:style-name="ce65">
            <text:p>Allowances</text:p>
          </table:table-cell>
          <table:table-cell office:value-type="string" table:number-columns-spanned="1" table:number-rows-spanned="2" table:style-name="ce65">
            <text:p>Non-consolidated performance payments</text:p>
          </table:table-cell>
          <table:table-cell office:value-type="string" table:number-columns-spanned="1" table:number-rows-spanned="2" table:style-name="ce65">
            <text:p>Overtime</text:p>
          </table:table-cell>
          <table:table-cell office:value-type="string" table:number-columns-spanned="1" table:number-rows-spanned="2" table:style-name="ce65">
            <text:p>Employer pension contributions</text:p>
          </table:table-cell>
          <table:table-cell office:value-type="string" table:number-columns-spanned="1" table:number-rows-spanned="2" table:style-name="ce65">
            <text:p>Employer national insurance contributions</text:p>
          </table:table-cell>
          <table:table-cell office:value-type="string" table:number-columns-spanned="1" table:number-rows-spanned="2" table:style-name="ce65">
            <text:p>Total paybill for payroll staff</text:p>
          </table:table-cell>
          <table:table-cell office:value-type="string" table:number-columns-spanned="1" table:number-rows-spanned="2" table:style-name="ce65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65">
            <text:p>Total monthly cost of consultants/</text:p>
            <text:p>consultancy</text:p>
          </table:table-cell>
          <table:table-cell office:value-type="string" table:number-columns-spanned="1" table:number-rows-spanned="2" table:style-name="ce65">
            <text:p>Total non-payroll (CCL) staff costs</text:p>
          </table:table-cell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3">
          <table:covered-table-cell/>
          <table:covered-table-cell/>
          <table:covered-table-cell/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content-validation-name="val1" table:style-name="ce62">
            <text:p>Headcount</text:p>
          </table:table-cell>
          <table:table-cell office:value-type="string" table:content-validation-name="val1" table:style-name="ce6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4">
          <table:table-cell office:value-type="string" table:style-name="ce24">
            <text:p>Department for International Development</text:p>
          </table:table-cell>
          <table:table-cell office:value-type="string" table:style-name="ce75">
            <text:p>Ministerial Department</text:p>
          </table:table-cell>
          <table:table-cell office:value-type="string" table:style-name="ce77">
            <text:p>Department for International Development</text:p>
          </table:table-cell>
          <table:table-cell office:value-type="float" office:value="91" table:style-name="ce82">
            <text:p>91</text:p>
          </table:table-cell>
          <table:table-cell office:value-type="float" office:value="87.7" table:style-name="ce84">
            <text:p>87.7</text:p>
          </table:table-cell>
          <table:table-cell office:value-type="float" office:value="197" table:style-name="ce85">
            <text:p>197</text:p>
          </table:table-cell>
          <table:table-cell office:value-type="float" office:value="190" table:style-name="ce71">
            <text:p>190</text:p>
          </table:table-cell>
          <table:table-cell office:value-type="float" office:value="529" table:style-name="ce72">
            <text:p>529</text:p>
          </table:table-cell>
          <table:table-cell office:value-type="float" office:value="519.9" table:style-name="ce108">
            <text:p>519.9</text:p>
          </table:table-cell>
          <table:table-cell office:value-type="float" office:value="1093" table:style-name="ce109">
            <text:p>1093</text:p>
          </table:table-cell>
          <table:table-cell office:value-type="float" office:value="1060.3" table:style-name="ce110">
            <text:p>1060.3</text:p>
          </table:table-cell>
          <table:table-cell office:value-type="float" office:value="93" table:style-name="ce100">
            <text:p>93</text:p>
          </table:table-cell>
          <table:table-cell office:value-type="float" office:value="92.4" table:style-name="ce101">
            <text:p>92.4</text:p>
          </table:table-cell>
          <table:table-cell office:value-type="string" table:style-name="ce112">
            <text:p>NIL</text:p>
          </table:table-cell>
          <table:table-cell office:value-type="string" table:style-name="ce112">
            <text:p>NIL</text:p>
          </table:table-cell>
          <table:table-cell office:value-type="float" office:value="2003" table:formula="msoxl:=SUM(D4,F4,H4,J4,L4,N4)" table:content-validation-name="val1" table:style-name="ce14">
            <text:p>2,003</text:p>
          </table:table-cell>
          <table:table-cell office:value-type="float" office:value="1950.3" table:formula="msoxl:=SUM(E4,G4,I4,K4,M4,O4)" table:content-validation-name="val1" table:style-name="ce14">
            <text:p>1,950</text:p>
          </table:table-cell>
          <table:table-cell office:value-type="float" office:value="25" table:style-name="ce102">
            <text:p>25</text:p>
          </table:table-cell>
          <table:table-cell office:value-type="float" office:value="25" table:style-name="ce103">
            <text:p>25</text:p>
          </table:table-cell>
          <table:table-cell office:value-type="string" table:style-name="ce106">
            <text:p>NIL</text:p>
          </table:table-cell>
          <table:table-cell office:value-type="string" table:style-name="ce106">
            <text:p>NIL</text:p>
          </table:table-cell>
          <table:table-cell office:value-type="string" table:style-name="ce107">
            <text:p>NIL</text:p>
          </table:table-cell>
          <table:table-cell office:value-type="string" table:style-name="ce107">
            <text:p>NIL</text:p>
          </table:table-cell>
          <table:table-cell office:value-type="float" office:value="15" table:style-name="ce104">
            <text:p>15</text:p>
          </table:table-cell>
          <table:table-cell office:value-type="float" office:value="15" table:style-name="ce105">
            <text:p>15</text:p>
          </table:table-cell>
          <table:table-cell office:value-type="float" office:value="40" table:formula="msoxl:=SUM(R4,T4,V4,X4,)" table:style-name="ce15">
            <text:p>40</text:p>
          </table:table-cell>
          <table:table-cell office:value-type="float" office:value="40" table:formula="msoxl:=SUM(S4,U4,W4,Y4)" table:style-name="ce15">
            <text:p>40</text:p>
          </table:table-cell>
          <table:table-cell office:value-type="float" office:value="2043" table:formula="msoxl:=P4+Z4" table:content-validation-name="val1" table:style-name="ce16">
            <text:p>2,043</text:p>
          </table:table-cell>
          <table:table-cell office:value-type="float" office:value="1990.3" table:formula="msoxl:=Q4+AA4" table:content-validation-name="val1" table:style-name="ce16">
            <text:p>1,990</text:p>
          </table:table-cell>
          <table:table-cell office:value-type="currency" office:value="8033967.8200000003" table:content-validation-name="val2" table:style-name="ce17">
            <text:p>£8,033,967.82</text:p>
          </table:table-cell>
          <table:table-cell office:value-type="currency" office:value="69166.149999999994" table:content-validation-name="val2" table:style-name="ce18">
            <text:p>£69,166.15</text:p>
          </table:table-cell>
          <table:table-cell table:content-validation-name="val2" table:style-name="ce18"/>
          <table:table-cell office:value-type="currency" office:value="68444.509999999995" table:content-validation-name="val2" table:style-name="ce18">
            <text:p>£68,444.51</text:p>
          </table:table-cell>
          <table:table-cell office:value-type="currency" office:value="1677932.0799999998" table:content-validation-name="val2" table:style-name="ce18">
            <text:p>£1,677,932.08</text:p>
          </table:table-cell>
          <table:table-cell office:value-type="currency" office:value="595517.59" table:content-validation-name="val2" table:style-name="ce18">
            <text:p>£595,517.59</text:p>
          </table:table-cell>
          <table:table-cell office:value-type="currency" office:value="10445028.15" table:formula="msoxl:=SUM(AD4:AI4)" table:style-name="ce19">
            <text:p>£10,445,028.15</text:p>
          </table:table-cell>
          <table:table-cell office:value-type="currency" office:value="76015" table:content-validation-name="val2" table:style-name="ce20">
            <text:p>£76,015.00</text:p>
          </table:table-cell>
          <table:table-cell office:value-type="currency" office:value="158540" table:content-validation-name="val2" table:style-name="ce20">
            <text:p>£158,540.00</text:p>
          </table:table-cell>
          <table:table-cell office:value-type="currency" office:value="234555" table:formula="msoxl:=SUM(AK4:AL4)" table:style-name="ce21">
            <text:p>£234,555.00</text:p>
          </table:table-cell>
          <table:table-cell office:value-type="currency" office:value="10679583.15" table:formula="msoxl:=SUM(AM4,AJ4)" table:style-name="ce22">
            <text:p>£10,679,583.15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4">
          <table:table-cell office:value-type="string" table:style-name="ce3">
            <text:p>Independent Commission for Aid Impact</text:p>
          </table:table-cell>
          <table:table-cell office:value-type="string" table:style-name="ce75">
            <text:p>Executive Non-Departmental Public Body</text:p>
          </table:table-cell>
          <table:table-cell office:value-type="string" table:style-name="ce77">
            <text:p>Department for International Development</text:p>
          </table:table-cell>
          <table:table-cell office:value-type="string" table:style-name="ce83">
            <text:p>NIL</text:p>
          </table:table-cell>
          <table:table-cell office:value-type="string" table:style-name="ce86">
            <text:p>NIL</text:p>
          </table:table-cell>
          <table:table-cell office:value-type="string" table:style-name="ce87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111">
            <text:p>NIL</text:p>
          </table:table-cell>
          <table:table-cell office:value-type="string" table:style-name="ce111">
            <text:p>NIL</text:p>
          </table:table-cell>
          <table:table-cell office:value-type="string" table:style-name="ce111">
            <text:p>NIL</text:p>
          </table:table-cell>
          <table:table-cell office:value-type="string" table:style-name="ce111">
            <text:p>NIL</text:p>
          </table:table-cell>
          <table:table-cell office:value-type="float" office:value="10" table:style-name="ce95">
            <text:p>10</text:p>
          </table:table-cell>
          <table:table-cell office:value-type="float" office:value="6" table:style-name="ce98">
            <text:p>6</text:p>
          </table:table-cell>
          <table:table-cell office:value-type="float" office:value="10" table:formula="msoxl:=SUM(D5,F5,H5,J5,L5,N5)" table:content-validation-name="val1" table:style-name="ce14">
            <text:p>10</text:p>
          </table:table-cell>
          <table:table-cell office:value-type="float" office:value="6" table:formula="msoxl:=SUM(E5,G5,I5,K5,M5,O5)" table:content-validation-name="val1" table:style-name="ce14">
            <text:p>6</text:p>
          </table:table-cell>
          <table:table-cell office:value-type="string" table:style-name="ce115">
            <text:p>NIL</text:p>
          </table:table-cell>
          <table:table-cell office:value-type="string" table:style-name="ce115">
            <text:p>NIL</text:p>
          </table:table-cell>
          <table:table-cell office:value-type="string" table:style-name="ce116">
            <text:p>NIL</text:p>
          </table:table-cell>
          <table:table-cell office:value-type="string" table:style-name="ce116">
            <text:p>NIL</text:p>
          </table:table-cell>
          <table:table-cell office:value-type="string" table:style-name="ce118">
            <text:p>NIL</text:p>
          </table:table-cell>
          <table:table-cell office:value-type="string" table:style-name="ce118">
            <text:p>NIL</text:p>
          </table:table-cell>
          <table:table-cell office:value-type="string" table:style-name="ce119">
            <text:p>NIL</text:p>
          </table:table-cell>
          <table:table-cell office:value-type="string" table:style-name="ce119">
            <text:p>NIL</text:p>
          </table:table-cell>
          <table:table-cell office:value-type="float" office:value="0" table:formula="msoxl:=SUM(R5,T5,V5,X5,)" table:style-name="ce15">
            <text:p>0</text:p>
          </table:table-cell>
          <table:table-cell office:value-type="float" office:value="0" table:formula="msoxl:=SUM(S5,U5,W5,Y5)" table:style-name="ce15">
            <text:p>0</text:p>
          </table:table-cell>
          <table:table-cell office:value-type="float" office:value="10" table:formula="msoxl:=P5+Z5" table:content-validation-name="val1" table:style-name="ce16">
            <text:p>10</text:p>
          </table:table-cell>
          <table:table-cell office:value-type="float" office:value="6" table:formula="msoxl:=Q5+AA5" table:content-validation-name="val1" table:style-name="ce16">
            <text:p>6</text:p>
          </table:table-cell>
          <table:table-cell office:value-type="currency" office:value="16204" table:content-validation-name="val2" table:style-name="ce17">
            <text:p>£16,204.00</text:p>
          </table:table-cell>
          <table:table-cell office:value-type="string" table:style-name="ce122">
            <text:p>NIL</text:p>
          </table:table-cell>
          <table:table-cell office:value-type="string" table:style-name="ce122">
            <text:p>NIL</text:p>
          </table:table-cell>
          <table:table-cell office:value-type="string" table:style-name="ce125">
            <text:p>NIL</text:p>
          </table:table-cell>
          <table:table-cell office:value-type="string" table:style-name="ce126">
            <text:p>NIL</text:p>
          </table:table-cell>
          <table:table-cell office:value-type="string" table:style-name="ce126">
            <text:p>NIL</text:p>
          </table:table-cell>
          <table:table-cell office:value-type="currency" office:value="16204" table:formula="msoxl:=SUM(AD5:AI5)" table:style-name="ce19">
            <text:p>£16,204.00</text:p>
          </table:table-cell>
          <table:table-cell office:value-type="string" table:style-name="ce127">
            <text:p>NIL</text:p>
          </table:table-cell>
          <table:table-cell office:value-type="string" table:style-name="ce127">
            <text:p>NIL</text:p>
          </table:table-cell>
          <table:table-cell office:value-type="currency" office:value="0" table:formula="msoxl:=SUM(AK5:AL5)" table:style-name="ce21">
            <text:p>£0.00</text:p>
          </table:table-cell>
          <table:table-cell office:value-type="currency" office:value="16204" table:formula="msoxl:=SUM(AM5,AJ5)" table:style-name="ce22">
            <text:p>£16,204.00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4">
          <table:table-cell office:value-type="string" table:style-name="ce3">
            <text:p>Commonwealth Scholarship Commission</text:p>
          </table:table-cell>
          <table:table-cell office:value-type="string" table:style-name="ce75">
            <text:p>Executive Non-Departmental Public Body</text:p>
          </table:table-cell>
          <table:table-cell office:value-type="string" table:style-name="ce77">
            <text:p>Department for International Development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float" office:value="0" table:formula="msoxl:=SUM(D6,F6,H6,J6,L6,N6)" table:content-validation-name="val1" table:style-name="ce14">
            <text:p>0</text:p>
          </table:table-cell>
          <table:table-cell office:value-type="float" office:value="0" table:formula="msoxl:=SUM(E6,G6,I6,K6,M6,O6)" table:content-validation-name="val1" table:style-name="ce14">
            <text:p>0</text:p>
          </table:table-cell>
          <table:table-cell office:value-type="string" table:style-name="ce114">
            <text:p>NIL</text:p>
          </table:table-cell>
          <table:table-cell office:value-type="string" table:style-name="ce114">
            <text:p>NIL</text:p>
          </table:table-cell>
          <table:table-cell office:value-type="string" table:style-name="ce117">
            <text:p>NIL</text:p>
          </table:table-cell>
          <table:table-cell office:value-type="string" table:style-name="ce117">
            <text:p>NIL</text:p>
          </table:table-cell>
          <table:table-cell office:value-type="string" table:style-name="ce99">
            <text:p>NIL</text:p>
          </table:table-cell>
          <table:table-cell office:value-type="string" table:style-name="ce99">
            <text:p>NIL</text:p>
          </table:table-cell>
          <table:table-cell office:value-type="string" table:style-name="ce120">
            <text:p>NIL</text:p>
          </table:table-cell>
          <table:table-cell office:value-type="string" table:style-name="ce120">
            <text:p>NIL</text:p>
          </table:table-cell>
          <table:table-cell office:value-type="float" office:value="0" table:formula="msoxl:=SUM(R6,T6,V6,X6,)" table:style-name="ce15">
            <text:p>0</text:p>
          </table:table-cell>
          <table:table-cell office:value-type="float" office:value="0" table:formula="msoxl:=SUM(S6,U6,W6,Y6)" table:style-name="ce15">
            <text:p>0</text:p>
          </table:table-cell>
          <table:table-cell office:value-type="float" office:value="0" table:formula="msoxl:=P6+Z6" table:content-validation-name="val1" table:style-name="ce16">
            <text:p>0</text:p>
          </table:table-cell>
          <table:table-cell office:value-type="float" office:value="0" table:formula="msoxl:=Q6+AA6" table:content-validation-name="val1" table:style-name="ce16">
            <text:p>0</text:p>
          </table:table-cell>
          <table:table-cell office:value-type="string" table:style-name="ce121">
            <text:p>NIL</text:p>
          </table:table-cell>
          <table:table-cell office:value-type="string" table:style-name="ce121">
            <text:p>NIL</text:p>
          </table:table-cell>
          <table:table-cell office:value-type="string" table:style-name="ce123">
            <text:p>NIL</text:p>
          </table:table-cell>
          <table:table-cell office:value-type="string" table:style-name="ce123">
            <text:p>NIL</text:p>
          </table:table-cell>
          <table:table-cell office:value-type="string" table:style-name="ce124">
            <text:p>NIL</text:p>
          </table:table-cell>
          <table:table-cell office:value-type="string" table:style-name="ce124">
            <text:p>NIL</text:p>
          </table:table-cell>
          <table:table-cell office:value-type="currency" office:value="0" table:formula="msoxl:=SUM(AD6:AI6)" table:style-name="ce19">
            <text:p>£0.00</text:p>
          </table:table-cell>
          <table:table-cell office:value-type="string" table:style-name="ce128">
            <text:p>NIL</text:p>
          </table:table-cell>
          <table:table-cell office:value-type="string" table:style-name="ce128">
            <text:p>NIL</text:p>
          </table:table-cell>
          <table:table-cell office:value-type="currency" office:value="0" table:formula="msoxl:=SUM(AK6:AL6)" table:style-name="ce21">
            <text:p>£0.00</text:p>
          </table:table-cell>
          <table:table-cell office:value-type="currency" office:value="0" table:formula="msoxl:=SUM(AM6,AJ6)" table:style-name="ce22">
            <text:p>£0.00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number-rows-repeated="43" table:style-name="ro5">
          <table:table-cell table:style-name="ce58"/>
          <table:table-cell table:style-name="ce76"/>
          <table:table-cell table:style-name="ce78"/>
          <table:table-cell table:style-name="ce79"/>
          <table:table-cell table:style-name="ce80"/>
          <table:table-cell table:style-name="ce81"/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6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style-name="ce97"/>
          <table:table-cell table:content-validation-name="val2" table:style-name="ce60"/>
          <table:table-cell table:content-validation-name="val2" table:style-name="ce60"/>
          <table:table-cell table:content-validation-name="val2" table:style-name="ce60"/>
          <table:table-cell table:content-validation-name="val2" table:style-name="ce60"/>
          <table:table-cell table:content-validation-name="val2" table:style-name="ce60"/>
          <table:table-cell table:content-validation-name="val2" table:style-name="ce60"/>
          <table:table-cell table:content-validation-name="val2" table:style-name="ce60"/>
          <table:table-cell table:content-validation-name="val2" table:style-name="ce60"/>
          <table:table-cell table:content-validation-name="val2" table:style-name="ce60"/>
          <table:table-cell table:content-validation-name="val2" table:style-name="ce6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number-rows-repeated="422" table:style-name="ro5"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number-rows-repeated="65062" table:style-name="ro5"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61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number-rows-repeated="983043" table:style-name="ro5">
          <table:table-cell table:number-columns-repeated="4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</table:table>
      <table:table table:name="Drop_down_lists" table:style-name="ta2">
        <table:table-column table:style-name="co12" table:default-cell-style-name="ce6"/>
        <table:table-column table:style-name="co13" table:default-cell-style-name="ce7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1" table:number-columns-repeated="16379" table:default-cell-style-name="ce6"/>
        <table:table-row table:style-name="ro5">
          <table:table-cell office:value-type="string" table:style-name="ce8">
            <text:p>Main, parent or sponsoring department</text:p>
          </table:table-cell>
          <table:table-cell office:value-type="string" table:style-name="ce4">
            <text:p>Organisation name</text:p>
          </table:table-cell>
          <table:table-cell office:value-type="string" table:style-name="ce8">
            <text:p>Organisation type</text:p>
          </table:table-cell>
          <table:table-cell table:style-name="ce8"/>
          <table:table-cell office:value-type="string" table:style-name="ce8">
            <text:p>Yes_No</text:p>
          </table:table-cell>
          <table:table-cell table:style-name="ce23"/>
          <table:table-cell table:number-columns-repeated="16378"/>
        </table:table-row>
        <table:table-row table:style-name="ro5">
          <table:table-cell office:value-type="string" table:style-name="ce34">
            <text:p>Attorney General's Departments</text:p>
          </table:table-cell>
          <table:table-cell office:value-type="string" table:style-name="ce35">
            <text:p>Advisory Conciliation and Arbitration Service</text:p>
          </table:table-cell>
          <table:table-cell office:value-type="string" table:style-name="ce6">
            <text:p>Crown Non Departmental Public Body</text:p>
          </table:table-cell>
          <table:table-cell table:style-name="ce11"/>
          <table:table-cell office:value-type="string" table:style-name="ce23">
            <text:p>Yes</text:p>
          </table:table-cell>
          <table:table-cell table:style-name="ce23"/>
          <table:table-cell table:number-columns-repeated="16378"/>
        </table:table-row>
        <table:table-row table:style-name="ro5">
          <table:table-cell office:value-type="string" table:style-name="ce10">
            <text:p>Cabinet Office</text:p>
          </table:table-cell>
          <table:table-cell office:value-type="string" table:style-name="ce35">
            <text:p>Agricultural Wages Board for England and Wales</text:p>
          </table:table-cell>
          <table:table-cell office:value-type="string" table:style-name="ce6">
            <text:p>Executive Agency</text:p>
          </table:table-cell>
          <table:table-cell table:style-name="ce11"/>
          <table:table-cell office:value-type="string" table:style-name="ce23">
            <text:p>No - please add a comment</text:p>
          </table:table-cell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Charity Commission</text:p>
          </table:table-cell>
          <table:table-cell office:value-type="string" table:style-name="ce35">
            <text:p>Agricultural Wages Committee x 15</text:p>
          </table:table-cell>
          <table:table-cell office:value-type="string" table:style-name="ce6">
            <text:p>Executive Non-Departmental Public Body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Business, Innovation and Skills</text:p>
          </table:table-cell>
          <table:table-cell office:value-type="string" table:style-name="ce33">
            <text:p>Agriculture and Horticulture Development Board</text:p>
          </table:table-cell>
          <table:table-cell office:value-type="string" table:style-name="ce6">
            <text:p>Ministerial Department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Communities and Local Government</text:p>
          </table:table-cell>
          <table:table-cell office:value-type="string" table:style-name="ce1">
            <text:p>Animal and Plant Health Agency</text:p>
          </table:table-cell>
          <table:table-cell office:value-type="string" table:style-name="ce6">
            <text:p>Non-Ministerial Department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Culture, Media and Sport</text:p>
          </table:table-cell>
          <table:table-cell office:value-type="string" table:style-name="ce43">
            <text:p>Arts and Humanities Research Council</text:p>
          </table:table-cell>
          <table:table-cell office:value-type="string" table:style-name="ce56">
            <text:p>Government Owned Companies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Department for Education</text:p>
          </table:table-cell>
          <table:table-cell office:value-type="string" table:style-name="ce43">
            <text:p>Arts Council England</text:p>
          </table:table-cell>
          <table:table-cell office:value-type="string" table:style-name="ce56">
            <text:p>OTHER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Environment, Food and Rural Affairs</text:p>
          </table:table-cell>
          <table:table-cell office:value-type="string" table:style-name="ce6">
            <text:p>Attorney General's Office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Department for International Development</text:p>
          </table:table-cell>
          <table:table-cell office:value-type="string" table:style-name="ce6">
            <text:p>Big Lottery Fund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Department for Transport</text:p>
          </table:table-cell>
          <table:table-cell office:value-type="string" table:style-name="ce33">
            <text:p>Biotechnology and Biological Sciences Research Council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Work and Pensions</text:p>
          </table:table-cell>
          <table:table-cell office:value-type="string" table:style-name="ce54">
            <text:p>British Business Bank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of Energy and Climate Change</text:p>
          </table:table-cell>
          <table:table-cell office:value-type="string" table:style-name="ce6">
            <text:p>British Council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Department of Health</text:p>
          </table:table-cell>
          <table:table-cell office:value-type="string" table:style-name="ce6">
            <text:p>British Hallmarking Council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Export Credits Guarantee Department</text:p>
          </table:table-cell>
          <table:table-cell office:value-type="string" table:style-name="ce6">
            <text:p>British Libra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49">
            <text:p>Food Standards Agency</text:p>
          </table:table-cell>
          <table:table-cell office:value-type="string" table:style-name="ce6">
            <text:p>British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Foreign and Commonwealth Office</text:p>
          </table:table-cell>
          <table:table-cell office:value-type="string" table:style-name="ce6">
            <text:p>British Transport Police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HM Revenue and Customs</text:p>
          </table:table-cell>
          <table:table-cell office:value-type="string" table:style-name="ce33">
            <text:p>Business, Innovation and Skill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HM Treasury</text:p>
          </table:table-cell>
          <table:table-cell office:value-type="string" table:style-name="ce6">
            <text:p>Cabine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Home Office</text:p>
          </table:table-cell>
          <table:table-cell office:value-type="string" table:style-name="ce6">
            <text:p>Care Quality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Ministry of Defence</text:p>
          </table:table-cell>
          <table:table-cell office:value-type="string" table:style-name="ce38">
            <text:p>Centre for Environment, Fisheries and Aquaculture Scien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Ministry of Justice</text:p>
          </table:table-cell>
          <table:table-cell office:value-type="string" table:style-name="ce6">
            <text:p>Charity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Northern Ireland Office</text:p>
          </table:table-cell>
          <table:table-cell office:value-type="string" table:style-name="ce41">
            <text:p>Children and Family Court Advisory and Support Servic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Office for Standards in Education, Children's Services and Skills</text:p>
          </table:table-cell>
          <table:table-cell office:value-type="string" table:style-name="ce6">
            <text:p>Civil Nuclear Police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Office of Fair Trading</text:p>
          </table:table-cell>
          <table:table-cell office:value-type="string" table:style-name="ce6">
            <text:p>Civil Service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Office of Gas and Electricity Market</text:p>
          </table:table-cell>
          <table:table-cell office:value-type="string" table:style-name="ce6">
            <text:p>Coal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OTHER</text:p>
          </table:table-cell>
          <table:table-cell office:value-type="string" table:style-name="ce6">
            <text:p>Committee on Climate Chang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Scotland Office</text:p>
          </table:table-cell>
          <table:table-cell office:value-type="string" table:style-name="ce6">
            <text:p>Commonwealth Scholarship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Security and Intelligence Services</text:p>
          </table:table-cell>
          <table:table-cell office:value-type="string" table:style-name="ce55">
            <text:p>Community Rehabilitation Companies x 21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United Kingdom Statistics Authority</text:p>
          </table:table-cell>
          <table:table-cell office:value-type="string" table:style-name="ce53">
            <text:p>Companies Hous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2">
            <text:p>UK Supreme Court</text:p>
          </table:table-cell>
          <table:table-cell office:value-type="string" table:style-name="ce6">
            <text:p>Competition and Markets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25">
            <text:p>Wales Office</text:p>
          </table:table-cell>
          <table:table-cell office:value-type="string" table:style-name="ce6">
            <text:p>Competition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onstruction Industry Training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onsumer Council for Wate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onsumer Focu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3">
            <text:p>Criminal Cases Review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4">
            <text:p>Criminal Injuries Compensation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rown Prosecution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rown Prosecution Service Inspectorat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Debt Managemen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efence Science and Technology Laborato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0">
            <text:p>Defence Support Group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0">
            <text:p>Department for Communities and Local Governmen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epartment for Culture, Media and Spor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9">
            <text:p>Department for Educ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epartment for Environment, Food and Rural Affair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3">
            <text:p>Department for International Developmen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Department for Transpor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Department for Work and Pension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epartment of Energy and Climate Chang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1">
            <text:p>Department of Health (excl agencies)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3">
            <text:p>Directly Operated Railways Lt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4">
            <text:p>Disclosure and Barring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river and Vehicle Licensing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Driving Standard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1">
            <text:p>Economic and Social Research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Education Funding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Engineering and Physical Sciences Research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Engineering Construction Industry Training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English Heritag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Environment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8">
            <text:p>Equality and Human Rights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FCO Servic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Film Industry Training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Food and Environment Research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Food Standard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Foreign and Commonwealth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ambling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angmasters Licensing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effrye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overnment Actuary's Departmen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overnment Procurement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Great Britain - China Centre</text:p>
          </table:table-cell>
          <table:table-cell table:number-columns-repeated="16382" table:style-name="ce51"/>
        </table:table-row>
        <table:table-row table:style-name="ro5">
          <table:table-cell table:style-name="ce10"/>
          <table:table-cell office:value-type="string" table:style-name="ce52">
            <text:p>Health and Safety Executiv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ealth and Social Care Information Centr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igh Speed 2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igher Education Funding Council for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ighway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7">
            <text:p>HM Courts and Tribunals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M Passpor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M Revenue and Custom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HM Treasu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Home Office (excl agencies)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omes and Communitie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Horniman Public Museum and Public Park Trus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0">
            <text:p>Horserace Betting Levy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ousing Ombudsman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Human Fertilisation and Embryolog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uman Tissue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mperial War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ndependent Commission for Aid Impac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ndependent Living Fu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ndependent Police Complaints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nformation Commissioner's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7">
            <text:p>Insolvency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Joint Nature Conservation Committe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Judicial Appointments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Land Regist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5">
            <text:p>Leasehold Advisory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6">
            <text:p>Legal Aid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Legal Services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Marine Management Organis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Maritime and Coastguard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Marshall Aid Commemoration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Medical Research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3">
            <text:p>Medicines and Healthcare Products Regulatory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Me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7">
            <text:p>Ministry of Defen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1">
            <text:p>Ministry of Just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Monito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Archives</text:p>
          </table:table-cell>
          <table:table-cell table:number-columns-repeated="16382" table:style-name="ce49"/>
        </table:table-row>
        <table:table-row table:style-name="ro5">
          <table:table-cell table:style-name="ce10"/>
          <table:table-cell office:value-type="string" table:style-name="ce48">
            <text:p>National Army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0">
            <text:p>National College for Teaching and Leadership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3">
            <text:p>National Crime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9">
            <text:p>National Employment Savings Trust Corpor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7">
            <text:p>National Forest Company</text:p>
          </table:table-cell>
          <table:table-cell table:number-columns-repeated="16382" table:style-name="ce48"/>
        </table:table-row>
        <table:table-row table:style-name="ro5">
          <table:table-cell table:style-name="ce10"/>
          <table:table-cell office:value-type="string" table:style-name="ce6">
            <text:p>National Gallery</text:p>
          </table:table-cell>
          <table:table-cell table:number-columns-repeated="16382" table:style-name="ce51"/>
        </table:table-row>
        <table:table-row table:style-name="ro5">
          <table:table-cell table:style-name="ce10"/>
          <table:table-cell office:value-type="string" table:style-name="ce52">
            <text:p>National Heritage Memorial Fu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Institute for Health and Care Excellen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Lottery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Maritime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National Measuremen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Museum of Science and Indust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Museum of the Royal Nav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Museums Liverpoo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Offender Management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National Portrait Galle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Savings and Investment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ural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ural Environment Research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7">
            <text:p>Natural History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HS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orthern Ireland Human Rights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orthern Ireland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6">
            <text:p>Northern Lighthouse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uclear Decommissioning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1">
            <text:p>Office for Budget Responsibil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for Fair Acces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Office for Standards in Education, Children's Services and Skill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of Gas and Electricity Marke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of Qualifications and Examinations Regul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of Rail Regul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of the Immigration Services Commissione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lympic Deliver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lympic Lottery Distributo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7">
            <text:p>Ordnance Surve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6">
            <text:p>Parole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Passenger Focu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3">
            <text:p>Planning Inspectorate</text:p>
          </table:table-cell>
          <table:table-cell table:number-columns-repeated="16382" table:style-name="ce44"/>
        </table:table-row>
        <table:table-row table:style-name="ro5">
          <table:table-cell table:style-name="ce10"/>
          <table:table-cell office:value-type="string" table:style-name="ce6">
            <text:p>Public Health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Queen Elizabeth II Conference Centr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employ Lt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oyal Air Force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oyal Armouri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oyal Botanic Gardens, Kew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oyal Park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Rural Payment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cience and Technology Facilities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cotland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Sea Fish Industr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ecurity and Intelligence Servic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ecurity Industr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erious Fraud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4">
            <text:p>Sir John Sloane's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kills Funding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port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tandards and Testing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tudent Loans Company Lt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1">
            <text:p>Tate Galle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echnology Strategy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9">
            <text:p>The Office of the Children's Commissione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he Office of the Public Guardia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he Pensions Advisory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he Pensions Regulato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reasury Solicito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rinity Hous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Anti-Doping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Commission for Employment and Skills</text:p>
          </table:table-cell>
          <table:table-cell table:number-columns-repeated="16382" table:style-name="ce52"/>
        </table:table-row>
        <table:table-row table:style-name="ro5">
          <table:table-cell table:style-name="ce10"/>
          <table:table-cell office:value-type="string" table:style-name="ce53">
            <text:p>UK Export Finan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Hydrographic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7">
            <text:p>UK Intellectual Property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Space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Spor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Supreme Cour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nited Kingdom Atomic Energ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nited Kingdom Statistics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aluation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Valuation Tribunal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ehicle and Operator Service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ehicle Certification Agency</text:p>
          </table:table-cell>
          <table:table-cell table:number-columns-repeated="3" table:style-name="ce28"/>
          <table:table-cell table:style-name="ce42"/>
          <table:table-cell table:number-columns-repeated="16378" table:style-name="ce28"/>
        </table:table-row>
        <table:table-row table:style-name="ro5">
          <table:table-cell table:style-name="ce10"/>
          <table:table-cell office:value-type="string" table:style-name="ce33">
            <text:p>Veterinary Medicines Directorat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ictoria and Albert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isit Britai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ales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allace Collec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ater Services Regulation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est Northamptonshire Development Corpor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estminster Foundation for Democra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Wilton Park Executive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7">
            <text:p>Youth Justice Board for England and Wal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table:number-columns-repeated="4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table:style-name="ce7"/>
          <table:table-cell table:number-columns-repeated="3" table:style-name="ce6"/>
          <table:table-cell table:style-name="ce42"/>
          <table:table-cell table:number-columns-repeated="16378"/>
        </table:table-row>
        <table:table-row table:number-rows-repeated="9" table:style-name="ro5">
          <table:table-cell table:style-name="ce10"/>
          <table:table-cell table:number-columns-repeated="3" table:style-name="ce6"/>
          <table:table-cell table:number-columns-repeated="2" table:style-name="ce42"/>
          <table:table-cell table:number-columns-repeated="16378"/>
        </table:table-row>
        <table:table-row table:number-rows-repeated="3" table:style-name="ro5">
          <table:table-cell table:style-name="ce10"/>
          <table:table-cell table:style-name="ce12"/>
          <table:table-cell table:number-columns-repeated="2" table:style-name="ce6"/>
          <table:table-cell table:number-columns-repeated="2" table:style-name="ce42"/>
          <table:table-cell table:number-columns-repeated="16378"/>
        </table:table-row>
        <table:table-row table:style-name="ro5">
          <table:table-cell table:style-name="ce9"/>
          <table:table-cell table:style-name="ce12"/>
          <table:table-cell table:number-columns-repeated="2" table:style-name="ce6"/>
          <table:table-cell table:number-columns-repeated="2" table:style-name="ce42"/>
          <table:table-cell table:number-columns-repeated="16378"/>
        </table:table-row>
        <table:table-row table:number-rows-repeated="2" table:style-name="ro5">
          <table:table-cell table:style-name="ce9"/>
          <table:table-cell table:style-name="ce10"/>
          <table:table-cell table:number-columns-repeated="2" table:style-name="ce6"/>
          <table:table-cell table:number-columns-repeated="2" table:style-name="ce42"/>
          <table:table-cell table:number-columns-repeated="16378"/>
        </table:table-row>
        <table:table-row table:style-name="ro5">
          <table:table-cell table:style-name="ce9"/>
          <table:table-cell table:style-name="ce12"/>
          <table:table-cell table:number-columns-repeated="2" table:style-name="ce6"/>
          <table:table-cell table:number-columns-repeated="2" table:style-name="ce42"/>
          <table:table-cell table:number-columns-repeated="16378"/>
        </table:table-row>
        <table:table-row table:style-name="ro5">
          <table:table-cell table:style-name="ce9"/>
          <table:table-cell table:style-name="ce10"/>
          <table:table-cell table:number-columns-repeated="2" table:style-name="ce6"/>
          <table:table-cell table:style-name="ce42"/>
          <table:table-cell table:number-columns-repeated="16379" table:style-name="ce6"/>
        </table:table-row>
        <table:table-row table:style-name="ro5">
          <table:table-cell table:style-name="ce9"/>
          <table:table-cell table:style-name="ce12"/>
          <table:table-cell table:number-columns-repeated="2" table:style-name="ce6"/>
          <table:table-cell table:style-name="ce42"/>
          <table:table-cell table:number-columns-repeated="16379" table:style-name="ce6"/>
        </table:table-row>
        <table:table-row table:number-rows-repeated="3" table:style-name="ro5">
          <table:table-cell table:style-name="ce9"/>
          <table:table-cell table:style-name="ce10"/>
          <table:table-cell table:number-columns-repeated="2" table:style-name="ce6"/>
          <table:table-cell table:style-name="ce42"/>
          <table:table-cell table:number-columns-repeated="16379" table:style-name="ce6"/>
        </table:table-row>
        <table:table-row table:style-name="ro5">
          <table:table-cell table:style-name="ce9"/>
          <table:table-cell table:style-name="ce10"/>
          <table:table-cell table:number-columns-repeated="16382" table:style-name="ce6"/>
        </table:table-row>
        <table:table-row table:number-rows-repeated="2" table:style-name="ro5">
          <table:table-cell table:style-name="ce9"/>
          <table:table-cell table:style-name="ce10"/>
          <table:table-cell table:number-columns-repeated="16382"/>
        </table:table-row>
        <table:table-row table:number-rows-repeated="11" table:style-name="ro5">
          <table:table-cell table:style-name="ce9"/>
          <table:table-cell table:style-name="ce5"/>
          <table:table-cell table:number-columns-repeated="16382"/>
        </table:table-row>
        <table:table-row table:number-rows-repeated="2" table:style-name="ro5">
          <table:table-cell table:style-name="ce6"/>
          <table:table-cell table:style-name="ce5"/>
          <table:table-cell table:number-columns-repeated="16382"/>
        </table:table-row>
        <table:table-row table:number-rows-repeated="62" table:style-name="ro5">
          <table:table-cell table:style-name="ce9"/>
          <table:table-cell table:style-name="ce5"/>
          <table:table-cell table:number-columns-repeated="16382"/>
        </table:table-row>
        <table:table-row table:number-rows-repeated="2" table:style-name="ro5">
          <table:table-cell table:number-columns-repeated="2" table:style-name="ce5"/>
          <table:table-cell table:number-columns-repeated="16382"/>
        </table:table-row>
        <table:table-row table:number-rows-repeated="10" table:style-name="ro5">
          <table:table-cell table:style-name="ce9"/>
          <table:table-cell table:style-name="ce5"/>
          <table:table-cell table:number-columns-repeated="16382"/>
        </table:table-row>
        <table:table-row table:number-rows-repeated="7" table:style-name="ro5">
          <table:table-cell table:style-name="ce9"/>
          <table:table-cell table:style-name="ce7"/>
          <table:table-cell table:number-columns-repeated="16382"/>
        </table:table-row>
        <table:table-row table:number-rows-repeated="12" table:style-name="ro5">
          <table:table-cell table:style-name="ce9"/>
          <table:table-cell table:number-columns-repeated="16383"/>
        </table:table-row>
        <table:table-row table:number-rows-repeated="1048244" table:style-name="ro5">
          <table:table-cell table:number-columns-repeated="16384"/>
        </table:table-row>
      </table:table>
      <table:named-expressions>
        <table:named-range table:name="List_of_organisations" table:cell-range-address="Drop_down_lists.$B$2:Drop_down_lists.$B$200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date-style style:name="N56">
      <number:month number:textual="true"/>
      <number:text>-</number:text>
      <number:year number:style="long"/>
    </number:date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3-17T16:06:10Z</meta:creation-date>
    <dc:date>2015-03-19T09:24:25Z</dc:date>
  </office:meta>
</office:document-meta>
</file>